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4.895cm" fo:margin-left="3.556cm" table:align="left"/>
    </style:style>
    <style:style style:name="Tabelle1.A" style:family="table-column">
      <style:table-column-properties style:column-width="2.801cm"/>
    </style:style>
    <style:style style:name="Tabelle1.B" style:family="table-column">
      <style:table-column-properties style:column-width="2.094cm"/>
    </style:style>
    <style:style style:name="Tabelle1.A1" style:family="table-cell">
      <style:table-cell-properties style:writing-mode="page"/>
    </style:style>
    <style:style style:name="P1" style:family="paragraph" style:parent-style-name="Footer">
      <style:paragraph-properties fo:padding="0.049cm" fo:border-left="none" fo:border-right="none" fo:border-top="0.06pt solid #000000" fo:border-bottom="none">
        <style:tab-stops>
          <style:tab-stop style:position="17cm" style:type="right"/>
        </style:tab-stops>
      </style:paragraph-properties>
      <style:text-properties officeooo:rsid="000c3ca1" officeooo:paragraph-rsid="000c3ca1"/>
    </style:style>
    <style:style style:name="P2" style:family="paragraph" style:parent-style-name="Standard">
      <style:text-properties officeooo:rsid="00156a81" officeooo:paragraph-rsid="00156a81"/>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paragraph-properties fo:break-before="page"/>
    </style:style>
    <style:style style:name="P7" style:family="paragraph" style:parent-style-name="Table_20_Contents">
      <style:paragraph-properties fo:text-align="center" style:justify-single-word="false"/>
      <style:text-properties style:font-name="Liberation Sans1" officeooo:rsid="00129fd8" officeooo:paragraph-rsid="00129fd8"/>
    </style:style>
    <style:style style:name="P8" style:family="paragraph" style:parent-style-name="Table_20_Contents">
      <style:paragraph-properties fo:text-align="center" style:justify-single-word="false" fo:keep-with-next="always"/>
      <style:text-properties style:font-name="Liberation Sans1" officeooo:rsid="00129fd8" officeooo:paragraph-rsid="00129fd8"/>
    </style:style>
    <style:style style:name="P9" style:family="paragraph" style:parent-style-name="Table_20_Contents">
      <style:paragraph-properties fo:text-align="center" style:justify-single-word="false" fo:keep-with-next="always"/>
      <style:text-properties style:font-name="Liberation Sans1" fo:font-weight="bold" officeooo:rsid="00129fd8" officeooo:paragraph-rsid="00129fd8" style:font-weight-asian="bold" style:font-weight-complex="bold"/>
    </style:style>
    <style:style style:name="P10" style:family="paragraph" style:parent-style-name="Text_20_body">
      <style:text-properties officeooo:paragraph-rsid="000c3a43"/>
    </style:style>
    <style:style style:name="P11" style:family="paragraph" style:parent-style-name="Text_20_body">
      <style:text-properties officeooo:paragraph-rsid="000c3ca1"/>
    </style:style>
    <style:style style:name="P12" style:family="paragraph" style:parent-style-name="Text_20_body">
      <style:text-properties officeooo:paragraph-rsid="000da4b7"/>
    </style:style>
    <style:style style:name="P13" style:family="paragraph" style:parent-style-name="Text_20_body" style:master-page-name="">
      <style:paragraph-properties style:page-number="auto" fo:keep-with-next="always"/>
      <style:text-properties officeooo:paragraph-rsid="001316f7"/>
    </style:style>
    <style:style style:name="P14" style:family="paragraph" style:parent-style-name="Text_20_body" style:master-page-name="">
      <loext:graphic-properties draw:fill="none"/>
      <style:paragraph-properties fo:margin-left="2cm" fo:margin-right="0cm" fo:margin-top="0cm" fo:margin-bottom="0cm" style:contextual-spacing="false" fo:line-height="115%" fo:text-indent="0cm" style:auto-text-indent="false" style:page-number="auto" fo:background-color="transparent"/>
      <style:text-properties style:font-name="Courier New"/>
    </style:style>
    <style:style style:name="P15" style:family="paragraph" style:parent-style-name="Text_20_body">
      <loext:graphic-properties draw:fill="none"/>
      <style:paragraph-properties fo:margin-left="2cm" fo:margin-right="0cm" fo:margin-top="0cm" fo:margin-bottom="0cm" style:contextual-spacing="false" fo:line-height="115%" fo:text-indent="0cm" style:auto-text-indent="false" fo:background-color="transparent"/>
      <style:text-properties style:font-name="Courier New"/>
    </style:style>
    <style:style style:name="P16" style:family="paragraph" style:parent-style-name="Text_20_body">
      <loext:graphic-properties draw:fill="none"/>
      <style:paragraph-properties fo:margin-left="2cm" fo:margin-right="0cm" fo:margin-top="0cm" fo:margin-bottom="0cm" style:contextual-spacing="false" fo:line-height="115%" fo:text-indent="0cm" style:auto-text-indent="false" fo:background-color="transparent" style:writing-mode="lr-tb"/>
      <style:text-properties style:font-name="Courier New"/>
    </style:style>
    <style:style style:name="P17" style:family="paragraph" style:parent-style-name="Text_20_body">
      <loext:graphic-properties draw:fill="none"/>
      <style:paragraph-properties fo:margin-left="2cm" fo:margin-right="0cm" fo:line-height="115%" fo:text-indent="0cm" style:auto-text-indent="false" fo:background-color="transparent"/>
      <style:text-properties style:font-name="Courier New"/>
    </style:style>
    <style:style style:name="P18" style:family="paragraph" style:parent-style-name="Text_20_body" style:master-page-name="">
      <loext:graphic-properties draw:fill="none"/>
      <style:paragraph-properties fo:margin-left="1.9cm" fo:margin-right="0cm" fo:margin-top="0cm" fo:margin-bottom="0.247cm" style:contextual-spacing="false" fo:line-height="115%" fo:text-indent="0cm" style:auto-text-indent="false" style:page-number="auto" fo:background-color="transparent"/>
      <style:text-properties style:font-name="Courier New"/>
    </style:style>
    <style:style style:name="P19" style:family="paragraph" style:parent-style-name="Text_20_body">
      <loext:graphic-properties draw:fill="none"/>
      <style:paragraph-properties fo:margin-left="1.9cm" fo:margin-right="0cm" fo:margin-top="0cm" fo:margin-bottom="0.247cm" style:contextual-spacing="false" fo:line-height="115%" fo:text-indent="0cm" style:auto-text-indent="false" fo:background-color="transparent"/>
      <style:text-properties style:font-name="Courier New"/>
    </style:style>
    <style:style style:name="P20" style:family="paragraph" style:parent-style-name="Text_20_body">
      <loext:graphic-properties draw:fill="none"/>
      <style:paragraph-properties fo:margin-left="2cm" fo:margin-right="0cm" fo:margin-top="0cm" fo:margin-bottom="0cm" style:contextual-spacing="false" fo:line-height="115%" fo:text-indent="0cm" style:auto-text-indent="false" fo:background-color="transparent"/>
      <style:text-properties style:font-name="Courier New" officeooo:paragraph-rsid="00148476"/>
    </style:style>
    <style:style style:name="P21" style:family="paragraph" style:parent-style-name="Text_20_body">
      <loext:graphic-properties draw:fill="none"/>
      <style:paragraph-properties fo:margin-left="2cm" fo:margin-right="0cm" fo:margin-top="0cm" fo:margin-bottom="0cm" style:contextual-spacing="false" fo:line-height="115%" fo:keep-together="always" fo:text-indent="0cm" style:auto-text-indent="false" fo:background-color="transparent" fo:keep-with-next="always"/>
      <style:text-properties style:font-name="Courier New"/>
    </style:style>
    <style:style style:name="P22" style:family="paragraph" style:parent-style-name="Text_20_body" style:master-page-name="">
      <loext:graphic-properties draw:fill="none"/>
      <style:paragraph-properties fo:margin-left="2cm" fo:margin-right="0cm" fo:margin-top="0cm" fo:margin-bottom="0cm" style:contextual-spacing="false" fo:line-height="115%" fo:keep-together="always" fo:text-indent="0cm" style:auto-text-indent="false" style:page-number="auto" fo:background-color="transparent" fo:keep-with-next="always"/>
      <style:text-properties style:font-name="Courier New"/>
    </style:style>
    <style:style style:name="P23" style:family="paragraph" style:parent-style-name="Text_20_body" style:master-page-name="">
      <loext:graphic-properties draw:fill="none"/>
      <style:paragraph-properties fo:margin-left="3cm" fo:margin-right="0cm" fo:margin-top="0cm" fo:margin-bottom="0cm" style:contextual-spacing="false" fo:line-height="115%" fo:text-indent="0cm" style:auto-text-indent="false" style:page-number="auto" fo:background-color="transparent"/>
      <style:text-properties style:font-name="Courier New" fo:font-size="10pt" style:font-size-asian="10pt" style:font-size-complex="10pt"/>
    </style:style>
    <style:style style:name="P24" style:family="paragraph" style:parent-style-name="Text_20_body">
      <loext:graphic-properties draw:fill="none"/>
      <style:paragraph-properties fo:margin-left="3cm" fo:margin-right="0cm" fo:margin-top="0cm" fo:margin-bottom="0cm" style:contextual-spacing="false" fo:line-height="115%" fo:text-indent="0cm" style:auto-text-indent="false" fo:background-color="transparent"/>
      <style:text-properties style:font-name="Courier New" fo:font-size="10pt" style:font-size-asian="10pt" style:font-size-complex="10pt"/>
    </style:style>
    <style:style style:name="P25" style:family="paragraph" style:parent-style-name="Text_20_body">
      <loext:graphic-properties draw:fill="none"/>
      <style:paragraph-properties fo:margin-left="3cm" fo:margin-right="0cm" fo:margin-top="0cm" fo:margin-bottom="0.25cm" style:contextual-spacing="false" fo:line-height="115%" fo:text-indent="0cm" style:auto-text-indent="false" fo:background-color="transparent"/>
      <style:text-properties style:font-name="Courier New" fo:font-size="10pt" style:font-size-asian="10pt" style:font-size-complex="10pt"/>
    </style:style>
    <style:style style:name="P26" style:family="paragraph" style:parent-style-name="Text_20_body">
      <style:text-properties officeooo:paragraph-rsid="00150f90"/>
    </style:style>
    <style:style style:name="P27" style:family="paragraph" style:parent-style-name="Text_20_body">
      <style:text-properties officeooo:paragraph-rsid="00156a81"/>
    </style:style>
    <style:style style:name="P28" style:family="paragraph" style:parent-style-name="Text_20_body">
      <style:paragraph-properties style:writing-mode="lr-tb"/>
    </style:style>
    <style:style style:name="P29" style:family="paragraph" style:parent-style-name="Text_20_body">
      <style:paragraph-properties style:writing-mode="lr-tb"/>
      <style:text-properties officeooo:paragraph-rsid="00176afc"/>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3" style:master-page-name="">
      <style:paragraph-properties fo:keep-together="always" style:page-number="auto"/>
    </style:style>
    <style:style style:name="P33" style:family="paragraph" style:parent-style-name="Heading_20_3">
      <style:text-properties officeooo:rsid="00156a81" officeooo:paragraph-rsid="00156a81"/>
    </style:style>
    <style:style style:name="T1" style:family="text">
      <style:text-properties officeooo:rsid="00176afc"/>
    </style:style>
    <style:style style:name="T2" style:family="text">
      <style:text-properties officeooo:rsid="000c3a43"/>
    </style:style>
    <style:style style:name="T3" style:family="text">
      <style:text-properties officeooo:rsid="000c3ca1"/>
    </style:style>
    <style:style style:name="T4" style:family="text">
      <style:text-properties officeooo:rsid="000da4b7"/>
    </style:style>
    <style:style style:name="T5" style:family="text">
      <style:text-properties fo:font-weight="bold" style:font-weight-asian="bold" style:font-weight-complex="bold"/>
    </style:style>
    <style:style style:name="T6" style:family="text">
      <style:text-properties fo:font-weight="bold" officeooo:rsid="000da4b7" style:font-weight-asian="bold" style:font-weight-complex="bold"/>
    </style:style>
    <style:style style:name="T7" style:family="text">
      <style:text-properties officeooo:rsid="000f16ef"/>
    </style:style>
    <style:style style:name="T8" style:family="text">
      <style:text-properties officeooo:rsid="0010d142"/>
    </style:style>
    <style:style style:name="T9" style:family="text">
      <style:text-properties officeooo:rsid="001316f7"/>
    </style:style>
    <style:style style:name="T10" style:family="text">
      <style:text-properties officeooo:rsid="00139f6a"/>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officeooo:rsid="00148476"/>
    </style:style>
    <style:style style:name="T14" style:family="text">
      <style:text-properties officeooo:rsid="00150f90"/>
    </style:style>
    <style:style style:name="T15" style:family="text">
      <style:text-properties officeooo:rsid="00154150"/>
    </style:style>
    <style:style style:name="T16" style:family="text">
      <style:text-properties fo:color="#000000" loext:opacity="100%" fo:font-weight="bold" officeooo:rsid="00154150" style:font-weight-asian="bold" style:font-weight-complex="bold"/>
    </style:style>
    <style:style style:name="T17" style:family="text">
      <style:text-properties officeooo:rsid="00156a81"/>
    </style:style>
    <style:style style:name="T18" style:family="text">
      <style:text-properties officeooo:rsid="00182afe"/>
    </style:style>
    <style:style style:name="T19" style:family="text">
      <style:text-properties officeooo:rsid="001a0a0a"/>
    </style:style>
    <style:style style:name="T20" style:family="text">
      <style:text-properties officeooo:rsid="001b5b6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kWorks V2.0</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text:a xlink:type="simple" xlink:href="#__RefHeading___Toc68_3013451842" text:style-name="Index_20_Link" text:visited-style-name="Index_20_Link">Einleitung<text:tab/>2</text:a></text:p>
          <text:p text:style-name="P3"><text:a xlink:type="simple" xlink:href="#__RefHeading___Toc70_3013451842" text:style-name="Index_20_Link" text:visited-style-name="Index_20_Link">Überblick<text:tab/>3</text:a></text:p>
          <text:p text:style-name="P3"><text:a xlink:type="simple" xlink:href="#__RefHeading___Toc72_3013451842" text:style-name="Index_20_Link" text:visited-style-name="Index_20_Link">Funktionsmenüs<text:tab/>5</text:a></text:p>
          <text:p text:style-name="P4"><text:a xlink:type="simple" xlink:href="#__RefHeading___Toc74_3013451842" text:style-name="Index_20_Link" text:visited-style-name="Index_20_Link">Erste Menübene:<text:tab/>5</text:a></text:p>
          <text:p text:style-name="P5"><text:a xlink:type="simple" xlink:href="#__RefHeading___Toc108_3013451842" text:style-name="Index_20_Link" text:visited-style-name="Index_20_Link">INF<text:tab/>5</text:a></text:p>
          <text:p text:style-name="P5"><text:a xlink:type="simple" xlink:href="#__RefHeading___Toc110_3013451842" text:style-name="Index_20_Link" text:visited-style-name="Index_20_Link">CPY<text:tab/>5</text:a></text:p>
          <text:p text:style-name="P5"><text:a xlink:type="simple" xlink:href="#__RefHeading___Toc112_3013451842" text:style-name="Index_20_Link" text:visited-style-name="Index_20_Link">KIL<text:tab/>6</text:a></text:p>
          <text:p text:style-name="P5"><text:a xlink:type="simple" xlink:href="#__RefHeading___Toc114_3013451842" text:style-name="Index_20_Link" text:visited-style-name="Index_20_Link">MSK<text:tab/>6</text:a></text:p>
          <text:p text:style-name="P5"><text:a xlink:type="simple" xlink:href="#__RefHeading___Toc128_3013451842" text:style-name="Index_20_Link" text:visited-style-name="Index_20_Link">S2<text:tab/>6</text:a></text:p>
          <text:p text:style-name="P5"><text:a xlink:type="simple" xlink:href="#__RefHeading___Toc130_3013451842" text:style-name="Index_20_Link" text:visited-style-name="Index_20_Link">COM<text:tab/>7</text:a></text:p>
          <text:p text:style-name="P4"><text:a xlink:type="simple" xlink:href="#__RefHeading___Toc76_3013451842" text:style-name="Index_20_Link" text:visited-style-name="Index_20_Link">Zweite Menuebene:<text:tab/>7</text:a></text:p>
          <text:p text:style-name="P5"><text:a xlink:type="simple" xlink:href="#__RefHeading___Toc116_3013451842" text:style-name="Index_20_Link" text:visited-style-name="Index_20_Link">NAM<text:tab/>7</text:a></text:p>
          <text:p text:style-name="P5"><text:a xlink:type="simple" xlink:href="#__RefHeading___Toc118_3013451842" text:style-name="Index_20_Link" text:visited-style-name="Index_20_Link">PRO<text:tab/>7</text:a></text:p>
          <text:p text:style-name="P5"><text:a xlink:type="simple" xlink:href="#__RefHeading___Toc120_3013451842" text:style-name="Index_20_Link" text:visited-style-name="Index_20_Link">HEX<text:tab/>7</text:a></text:p>
          <text:p text:style-name="P5"><text:a xlink:type="simple" xlink:href="#__RefHeading___Toc122_3013451842" text:style-name="Index_20_Link" text:visited-style-name="Index_20_Link">COM<text:tab/>7</text:a></text:p>
          <text:p text:style-name="P5"><text:a xlink:type="simple" xlink:href="#__RefHeading___Toc124_3013451842" text:style-name="Index_20_Link" text:visited-style-name="Index_20_Link">INI<text:tab/>8</text:a></text:p>
          <text:p text:style-name="P5"><text:a xlink:type="simple" xlink:href="#__RefHeading___Toc126_3013451842" text:style-name="Index_20_Link" text:visited-style-name="Index_20_Link">DCP<text:tab/>8</text:a></text:p>
          <text:p text:style-name="P3"><text:a xlink:type="simple" xlink:href="#__RefHeading___Toc78_3013451842" text:style-name="Index_20_Link" text:visited-style-name="Index_20_Link">Konfigurationsdatei (DW.CFG, DWMac)<text:tab/>8</text:a></text:p>
          <text:p text:style-name="P4"><text:a xlink:type="simple" xlink:href="#__RefHeading___Toc80_3013451842" text:style-name="Index_20_Link" text:visited-style-name="Index_20_Link">Überblick<text:tab/>8</text:a></text:p>
          <text:p text:style-name="P4"><text:a xlink:type="simple" xlink:href="#__RefHeading___Toc82_3013451842" text:style-name="Index_20_Link" text:visited-style-name="Index_20_Link">„Macro-Sprache“ DWMac<text:tab/>8</text:a></text:p>
          <text:p text:style-name="P4"><text:a xlink:type="simple" xlink:href="#__RefHeading___Toc84_3013451842" text:style-name="Index_20_Link" text:visited-style-name="Index_20_Link">Aufbau der Datei DW.CFG<text:tab/>9</text:a></text:p>
          <text:p text:style-name="P4"><text:a xlink:type="simple" xlink:href="#__RefHeading___Toc86_3013451842" text:style-name="Index_20_Link" text:visited-style-name="Index_20_Link">Besonderheiten<text:tab/>9</text:a></text:p>
          <text:p text:style-name="P4"><text:a xlink:type="simple" xlink:href="#__RefHeading___Toc88_3013451842" text:style-name="Index_20_Link" text:visited-style-name="Index_20_Link">Achtung!<text:tab/>10</text:a></text:p>
          <text:p text:style-name="P4"><text:a xlink:type="simple" xlink:href="#__RefHeading___Toc90_3013451842" text:style-name="Index_20_Link" text:visited-style-name="Index_20_Link">Mein Beispiel<text:tab/>11</text:a></text:p>
          <text:p text:style-name="P4"><text:a xlink:type="simple" xlink:href="#__RefHeading___Toc92_3013451842" text:style-name="Index_20_Link" text:visited-style-name="Index_20_Link">Erste Zeile<text:tab/>11</text:a></text:p>
          <text:p text:style-name="P4"><text:a xlink:type="simple" xlink:href="#__RefHeading___Toc94_3013451842" text:style-name="Index_20_Link" text:visited-style-name="Index_20_Link">Ausrufezeichen!<text:tab/>12</text:a></text:p>
          <text:p text:style-name="P4"><text:a xlink:type="simple" xlink:href="#__RefHeading___Toc96_3013451842" text:style-name="Index_20_Link" text:visited-style-name="Index_20_Link">U wie Umweg<text:tab/>12</text:a></text:p>
          <text:p text:style-name="P4"><text:a xlink:type="simple" xlink:href="#__RefHeading___Toc98_3013451842" text:style-name="Index_20_Link" text:visited-style-name="Index_20_Link">Off<text:tab/>12</text:a></text:p>
          <text:p text:style-name="P4"><text:a xlink:type="simple" xlink:href="#__RefHeading___Toc100_3013451842" text:style-name="Index_20_Link" text:visited-style-name="Index_20_Link">„Parameterübergabe“<text:tab/>12</text:a></text:p>
          <text:p text:style-name="P4"><text:a xlink:type="simple" xlink:href="#__RefHeading___Toc102_3013451842" text:style-name="Index_20_Link" text:visited-style-name="Index_20_Link">Schlussbemerkung zu den DWMac<text:tab/>13</text:a></text:p>
          <text:p text:style-name="P3"><text:a xlink:type="simple" xlink:href="#__RefHeading___Toc104_3013451842" text:style-name="Index_20_Link" text:visited-style-name="Index_20_Link">Fehlermeldungen:<text:tab/>13</text:a></text:p>
          <text:p text:style-name="P3"><text:a xlink:type="simple" xlink:href="#__RefHeading___Toc106_3013451842" text:style-name="Index_20_Link" text:visited-style-name="Index_20_Link">Abschlussbemerkungen zu DW und dem Universum<text:tab/>14</text:a></text:p>
        </text:index-body>
      </text:table-of-content>
      <text:p text:style-name="P2"/>
      <text:h text:style-name="P30" text:outline-level="1"/>
      <text:h text:style-name="P31" text:outline-level="1"><text:bookmark-start text:name="__RefHeading___Toc68_3013451842"/>Einleitung<text:bookmark-end text:name="__RefHeading___Toc68_3013451842"/></text:h>
      <text:p text:style-name="Text_20_body">Hier nun eine Anwenderhilfe für DiskWorks (im folgenden des öfteren mal DW genannt). Disk<text:span text:style-name="T1">W</text:span>orks ist eine Benutzeroberfläche für den Sharp PC-1600. </text:p>
      <text:p text:style-name="Text_20_body">Mit dem Programm können die leidigen und relativ unkomfortablen Disketten-Befehle (Kill the Wildcardsl) getrost vergessen werden. Selbst das Wissen über ganze Befehlsfolgen kann - nachdem es einmal definiert wurde - in den Papierkorb wandern. </text:p>
      <text:p text:style-name="Text_20_body">Mit Disk<text:span text:style-name="T1">W</text:span>orks können auf einfache Weise Dateien kopiert, gelöscht, umbenannt, geschützt und angesehen werden. DW formatiert und kopiert Disketten im ganzen. </text:p>
      <text:p text:style-name="Text_20_body">Als besonderes Bonbon können mit DiskWorks alle möglichen Programme (Basic und Maschinensprache) auf unterschiedliche Weise gestartet werden. DW arbeitet mit dem Diskettenlaufwerk CE-1600P und allen kompatiblen RAM-Disks ohne Probleme zusammen (von mir mit 32, 64 und 128, von Gernot mit 256KB getestet). Die Kopierfunktionen unterstützen sogar die serielle Schnittstelle (kann auch von DiskWorks aus konfiguriert werden. </text:p>
      <text:p text:style-name="Text_20_body">Drüber hinaus bietet DW eine Info-Funktion, die Auskunft über das angewählte Laufwerk (freier Platz, Anzahl Dateien), den Zustand der Batterien und das Datum und die Uhrzeit gibt. </text:p>
      <text:p text:style-name="P29">Wer einen „<text:span text:style-name="T1">großen“ </text:span>PC <text:span text:style-name="T1">(Windows, Linux, Mac) </text:span>sein Eigen nennt, der kann von mir noch ein Programm zur Sicherung von Daten und Programmen auf den PC (über die serielle Schnittstelle) <text:span text:style-name="T1">nutzen. Hier ist einiges am Markt erhältlich – auch kostenlos. </text:span>Kabel sind allerdings selbst zu löten <text:span text:style-name="T1">oder zu kaufen. Hier ist einiges möglich, auch mit Arduino oder ESP32 Einheiten.</text:span></text:p>
      <text:p text:style-name="Text_20_body">DiskWorks liegt nun in der Version 2.0 vor. Gegenüber den Versionen 1.0 und 1.1 haben sich einige große und auch kleine Dinge geändert. </text:p>
      <text:p text:style-name="Text_20_body">Die Input-Routine bei der Eingabe von Dateinamen etc. wurde überarbeitet und funktioniert jetzt korrekt Bei Fragen nach ja nein, oder bei der Aufforderung eine beliebige Taste zu betätigen blinkt jetzt ein Cursor. Das macht das ganze etwas verständlicher. Man weiß jetzt, wann der PC1600 etwas vom Anwender erwartet. </text:p>
      <text:p text:style-name="Text_20_body">Die Makro-Sprache (siehe DW.CFG) wurde um zwei wesentliche Features erweitert. </text:p>
      <text:p text:style-name="Text_20_body">Und last but not least wurde ein wenig an der Copy-Routine geschraubt. Ich kann jetzt auch beim Kopieren den Namen des zu kopierenden Files ändern Das hat sich bei mir manchmal als nützlich herausgestellt. </text:p>
      <text:p text:style-name="Text_20_body">DW <text:span text:style-name="T1">2.0</text:span> beginnt bei der Adresse &amp;DOOO und belegt auf einer RAM-Disk DW ca. 6000 Byte hinzu kommt noch eine Datei DW.CFG, die selbst zu erstellen ist bzw. seinen Bedürfnissen anzupassen ist. Kurze Basic-Programme werden somit selbst bei keinen zusätzlichen RAM-Karten nicht beeinflu<text:span text:style-name="T1">ss</text:span>t. </text:p>
      <text:p text:style-name="P10">DW.CFG wird von DW ab &amp;CCOO abgelegt. </text:p>
      <text:p text:style-name="P10"><text:soft-page-break/>F<text:span text:style-name="T2">ü</text:span>r jede Datei auf dem Quell-Laufwerk werden 19 Byte benötigt (hinter DW). Das bedeutet, da<text:span text:style-name="T2">ss</text:span> bei gesetztem MAXFILES=1 ca. 130 Dateien auf dem Medium sein. Mehr Informationen dazu in einem späteren Abschnitt. An dieser Stelle sei nur gesagt, dass zum Betrieb von DW die Datei DW.CFG auf dem Laufwerk S2: vorhanden sein sollte. Sonst gibt DW beim Start die Fehle<text:span text:style-name="T2">rm</text:span>eldung 152 (Datei nicht gefunden) aus und Makros können nicht verwendet werden </text:p>
      <text:p text:style-name="Text_20_body">Aber zunächst noch mal ein Wort zu den Mindestanforderungen für DW. Da es als Benutzeroberfläche gedacht ist, um Programme zu starten, zu kopieren, ihnen andere Namen zu geben, sie zu löschen und viele andere nützliche Funktionen enthält, welche die tägliche Arbeit mit dem PC-1600 vereinfachen, mu<text:span text:style-name="T2">ss</text:span> es auf jedem System laufen. Also auch auf dem Grundsystem ohne irgendwelche anderen Programme. </text:p>
      <text:p text:style-name="Text_20_body">Das tut es (bis auf wenige Ausnahmen) auch. Fast alle Funkionen können verwendet werden wenn kein Speiche<text:span text:style-name="T1">rm</text:span>odul im PC-1600 steckt. Die Funktion zum Kopieren von Disketten bildet hier die Ausnahme. Da der Kopiervorgang in fünf Schritten erfolgt, müssen die 64KByte der Diskette auch irgendwo im Speicher Platz finden (jeweils durch 5 dividiert). </text:p>
      <text:p text:style-name="Text_20_body">Den notwendigen Speicher sucht sich DW dann auch, und zwar auf dem Speiche<text:span text:style-name="T1">rm</text:span>odul S1: und dort im Speicherbereich von &amp;80C5 bis &amp;BFFF der Bank 0. Wenn das Modul nicht da ist, geht das natürlich in die Hose. Wenn dort wichtige Daten stehen, sind sie nach dem Kopieren der Diskette weggeputzt Also hier ist Vorsicht geboten. </text:p>
      <text:p text:style-name="Text_20_body">Ich bin einen weiteren Kompromi<text:span text:style-name="T2">ss</text:span> eingegangen, den ich nicht verschweigen m<text:span text:style-name="T2">ö</text:span>chte. Es geht um das Kopieren von Dateien von Laufwerk X: auf das Laufwerk Y:. Das geht leider nicht schneller als mit der original Betriebssystem-Version des Copy-Befehls. Man wird zum Diskjockey. Aber damit diese Funktion ohne Speiche<text:span text:style-name="T2">rm</text:span>odule funktioniert, geht es nicht anders (vielleicht ein bi<text:span text:style-name="T2">ss</text:span>chen, vielleicht kommt das ja noch mal). </text:p>
      <text:p text:style-name="Text_20_body">Man kann DW auch von <text:span text:style-name="T2">K</text:span>assette starten, es versucht jedoch immer zuerst Laufwerk S2: zu suchen und darauf vorhandene Files einzulesen. </text:p>
      <text:h text:style-name="Heading_20_1" text:outline-level="1"><text:bookmark-start text:name="__RefHeading___Toc70_3013451842"/>Überblick<text:bookmark-end text:name="__RefHeading___Toc70_3013451842"/></text:h>
      <text:p text:style-name="Text_20_body">Aber zurück zur Bedienung. Dazu zunächst einmal eine Beschreibung des Erscheinungsbildes von DiskWorks nach dem Starten und nach der Eingangsmeldung. </text:p>
      <text:p text:style-name="P23">-&gt; FILE1 .     4711 </text:p>
      <text:p text:style-name="P24">   FILE2 .     4712 </text:p>
      <text:p text:style-name="P24">   FILE3 .BAS! 4712 </text:p>
      <text:p text:style-name="P25">INF CPY KIL MSK S2: X: </text:p>
      <text:p text:style-name="Text_20_body">So kann <text:span text:style-name="T1">es</text:span> aussehen, wenn DW gestartet wurde. Vorausgesetzt natürlich. Laufwerk S2: ist vorhanden und enthält die angezeigten Files. Ist der PC nicht an den CE1600P (mit Floppy) angedockt, dann ist als Ziellaufwerk nicht X: sondern COM: eingetragen.</text:p>
      <text:p text:style-name="Text_20_body"><text:soft-page-break/>Die <text:span text:style-name="T2">zu</text:span>oberst angezeigte Datei ist i<text:span text:style-name="T2">mm</text:span>er die 'aktuelle' Datei, <text:span text:style-name="T2">auch durch den Pfeil (-&gt;) angedeutet</text:span>. Sie kann ich zur Bearbeitung markieren, starten (falls Programm) oder ansehen. </text:p>
      <text:p text:style-name="Text_20_body">File3.BAS im Beispiel wird von einem <text:span text:style-name="T2">Ausrufezeichen</text:span> "!" abgeschlossen. Das bedeutet, dass diese Datei mit dem Schutzflag versehen ist und nicht versehentlich gel<text:span text:style-name="T3">ö</text:span>scht werden kann .</text:p>
      <text:p text:style-name="Text_20_body">Die Zahl hinter dem Dateinamen bezeichnet die <text:span text:style-name="T3">Größe</text:span> der jeweiligen Datei <text:span text:style-name="T3">in Byte</text:span>. </text:p>
      <text:p text:style-name="Text_20_body">Sind mehr als drei Files auf dem Laufwerk abgelegt, so kann mit den Cursortasten (runter und rauf) fileweise gesprungen werden. Cursor runter in der oben angezeigten Situation würde FILE2 zum aktuellen File machen. FILE<text:span text:style-name="T3">1</text:span> verschwindet und FILE3.BAS rückt nach </text:p>
      <text:p text:style-name="Text_20_body">Analog funktioniert das mit der Cursortaste hoch Wenn <text:span text:style-name="T3">m</text:span>an an den jeweiligen Rändern angekommen ist (erster oder letzter File), dann hat das Betätigen der Cursortasten keine Aus<text:span text:style-name="T3">wirkung</text:span>. Es piept dann auch nicht (DW ist schließlich eine Benutzeroberfläche und kein Musikprogramm!). </text:p>
      <text:p text:style-name="Text_20_body">Möchte man schnell zum Anfang oder zum Ende der Dateiliste, so nimmt man die Cursortasten links und rechts (am Zehner-<text:span text:style-name="T1">B</text:span>lock). Rechts springt zum Ende, links zu<text:span text:style-name="T3">m</text:span> Anfang. </text:p>
      <text:p text:style-name="Text_20_body">Um Dateien bearbeiten zu können (umbenennen, kopieren, löschen), müssen sie markiert sein. Das wird fileweise mit der SPACE-Taste gemacht. Mit ihr wird die Markierung jeweils invertiert. Also sowohl ein- als auch ausgeschaltet. </text:p>
      <text:p text:style-name="Text_20_body">Die Markierung aller Files invertieren? die aktuell eingelesen sind und zur File-<text:span text:style-name="T1">M</text:span>aske passen, kann man mit der RCL-Taste. Die Doppelpfeiltaste hebt die Markierung aller Fil<text:span text:style-name="T3">es</text:span> auf.</text:p>
      <text:p text:style-name="Text_20_body">Hier mu<text:span text:style-name="T3">ss</text:span> ich einmal kurz auf die Menüfunktionen vorgreifen. Um nämlich das angezeigte Quell- und Ziellaufwerk schnell zu tauschen dient die Taste KBII. Mehr zu dem Thema der Laufwerke später. </text:p>
      <text:p text:style-name="Text_20_body">Die aktuelle Datei (erste in der Anzeige) kann, ob BASIC <text:span text:style-name="T3">oder</text:span> ML-Programm, über die ENTER-Taste gestartet werden. DW erkennt den Dateityp selbständig und unabhängig vom Namen. </text:p>
      <text:p text:style-name="Text_20_body">Mit OFF kann an jeder Ste<text:span text:style-name="T4">ll</text:span>e in DW der Rechner ausgeschaltet werden. MODE dient auf der obersten Men<text:span text:style-name="T3">ü</text:span>ebene (Files werden angezeigt, eine Menüzeile als unterste Zeile <text:span text:style-name="T3">im</text:span> Display) zum Beenden von DiskWorks. Ansonsten kann mit MODE jede Operation vor der endg<text:span text:style-name="T3">ü</text:span>ltigen Ausführung (innerhalb von Sicherheitsabfragen etc.) abgebrochen werden. </text:p>
      <text:p text:style-name="P11"/>
      <text:h text:style-name="Heading_20_1" text:outline-level="1"><text:bookmark-start text:name="__RefHeading___Toc72_3013451842"/><text:soft-page-break/>Funktionsmenüs<text:bookmark-end text:name="__RefHeading___Toc72_3013451842"/></text:h>
      <text:p text:style-name="P12">Und jetzt zu den Funktionstastenmenüs. Zu der untersten Menüzeile (<text:span text:style-name="T3">I</text:span>NF, CPY, KIL, MSK, S2:, X:) existiert ein Gegenst<text:span text:style-name="T4">ü</text:span>ck auf der sogenannten zweiten Men<text:span text:style-name="T3">ü</text:span>ebene (NAM,  PRO, HEX, <text:span text:style-name="T3">COM</text:span>, INI, DCP). <text:span text:style-name="T3">DEF schaltet zwischen diesen beiden Zeilen hin und her.</text:span></text:p>
      <text:p text:style-name="Text_20_body">Die angezeigten Funktionen werden dadurch aktiviert, dass die darunter liegende Funktionstaste (!, ", #, S, %, &amp;) betätigt wird </text:p>
      <text:p text:style-name="Text_20_body">Aber nun zu der Bedeutung der Kürzel in den Men<text:span text:style-name="T4">ü</text:span>zeilen. </text:p>
      <text:h text:style-name="Heading_20_2" text:outline-level="2"><text:bookmark-start text:name="__RefHeading___Toc74_3013451842"/>Erste Men<text:span text:style-name="T4">ü</text:span>bene: <text:bookmark-end text:name="__RefHeading___Toc74_3013451842"/></text:h>
      <text:h text:style-name="Heading_20_3" text:outline-level="3"><text:bookmark-start text:name="__RefHeading___Toc108_3013451842"/>INF<text:bookmark-end text:name="__RefHeading___Toc108_3013451842"/></text:h>
      <text:p text:style-name="P27">dieser Menüpunkt gibt Auskunft über das aktuell ausgewählte Laufwerk, die vorhandenen Files, die gewählte File-<text:span text:style-name="T1">M</text:span>aske, das Datum und den Stand der Batterien (intern und falls angeschlossen auch extern). </text:p>
      <text:p text:style-name="Text_20_body">Die oberste Zeile gibt den freien Speicherplatz auf der RAM-Disk S2: bzw. des Quelllaufwerks aus. Die File-<text:span text:style-name="T1">M</text:span>aske ist die Anzeigeschablone für anz<text:span text:style-name="T1">uz</text:span>eigende Files. Dabei wird das '*.*' in die oben gezeigte Beispielmaske umgesetzt. <text:span text:style-name="T1">Ü</text:span>ber die Anzahl Files, die zu der File-<text:span text:style-name="T1">M</text:span>aske passen, und wie viele davon aktuell markiert (0) sind, gibt die dritte Zeile Auskunft. Die unterste Zeile zeigt Da«n, Uhrzeit, interne Batteriespannung (I=) in Prozent und die externe Batteriespannung (CE-1600P, E=), falls das Ger<text:span text:style-name="T1">ä</text:span>t angeschlossen ist. </text:p>
      <text:p text:style-name="Text_20_body">Bei angeschlossenem Netzteil kann es schon einmal vorkommen, dass eine Spannung über 100% angezeigt wird. Naturgemäß ist die Umwandlung der analogen Spannung auf dem PC-1600 recht ungena<text:span text:style-name="T1">u.</text:span> Um die Spannung möglichst genau messen zu können, werden mehrere Messungen durchge<text:span text:style-name="T1">f</text:span>ührt und anschließend ein Mittelwert gebildet. Trotzdem k<text:span text:style-name="T1">ö</text:span>nnen noch geringe Sprünge und Ungenauigkeit auftreten. Wenn einem also ein Messergebnis 'spanisch' vorkommt, einfach noch einmal die INF-Funktion aufrufen... </text:p>
      <text:h text:style-name="Heading_20_3" text:outline-level="3"><text:bookmark-start text:name="__RefHeading___Toc110_3013451842"/>CPY<text:bookmark-end text:name="__RefHeading___Toc110_3013451842"/></text:h>
      <text:p text:style-name="P27"><text:span text:style-name="T1">H</text:span>iermit werden Files kopiert (CoPY). Dazu müssen sie markiert werden. Die Dateien werden dann vom Quelllaufwerk auf das Ziellaufwerk übertragen. Datum und Uhrzeit der Dateien bleiben dabei erhalten. </text:p>
      <text:p text:style-name="Text_20_body">Zum Kopieren fragt DW, ob das Ziellaufwerk bereit ist. Mit 'J' beginnt der Kopiervorgang. Mit "N" wird er nicht gestartet MODE bricht ab. </text:p>
      <text:p text:style-name="P28">Mit dem C<text:span text:style-name="T4">o</text:span>PY-Befehl kann selbstverständlich auch über die serielle Schnittste<text:span text:style-name="T4">ll</text:span>e <text:span text:style-name="T18">(COM1:) </text:span>kopiert werden. <text:span text:style-name="T18">Mit</text:span> eine<text:span text:style-name="T18">m</text:span> PC (<text:span text:style-name="T18">Linux, Windows, Mac</text:span>) können <text:span text:style-name="T18">und sollten </text:span>Datensicherungen auf den PC <text:span text:style-name="T18">angefertigt werden. No backup, no mercy!</text:span></text:p>
      <text:p text:style-name="P28"><text:soft-page-break/><text:span text:style-name="T18">Zum Kopieren auf COM1: </text:span>werden alle zu kopierenden Files markiert und anschließend die CoPY-Funktion gestartet. DW <text:span text:style-name="T1">fr</text:span>agt vor jedem File, ob die Schnittste<text:span text:style-name="T1">ll</text:span>e bereit zur Aufnahme der Daten ist. MODE oder 1~ bricht hier den Kopiervorgang ab. 'J' startet die <text:span text:style-name="T4">Ü</text:span>bertragung. </text:p>
      <text:p text:style-name="P12">Der Rückweg vom PC ist etwas mühsamer. Da DW nicht wissen kann wie die zu übertragende Datei heißt, wird vor jeder Übertragung auf den PC-1600 nach einem Dateinamen gefragt. Anschließend wird so verfahren wie bei der Übertragung auf den PC. </text:p>
      <text:p text:style-name="Text_20_body">Jetzt noch was zum Thema Backup von größeren RAM-Disks. </text:p>
      <text:p text:style-name="Text_20_body">Wer eine 128 oder gar eine 256 KByte RAM-Disk sein Eigen nennt, der möchte sicherlich ab und an ein Backup durchführen. Das geht selbstverständlich nur auf mehrere Disketten. Mit DW ist das Kopieren jedoch sehr einfach Es werden einfach alle Files der RAM-Disk markiert (RCL nach Start) und die Kopierfunktion gestartet. Ist die Diskette voll, gibt es eine Fehlermeldung und DW hat alle schon erfolgreich kopierten Files übertragen und die Markierung entfernt </text:p>
      <text:p text:style-name="Text_20_body">Nun wird einfach die nächste Diskette für das Backup eingelegt und der Kopiervorgang wieder gestartet. Dies macht man, bis DW alle Files kopiert hat. </text:p>
      <text:p text:style-name="Text_20_body"><text:span text:style-name="T6">(!) </text:span>DiskWorks <text:span text:style-name="T5">überschreibt</text:span> übrigens Files gleichen Namens immer auf der Zieldiskette. Da ist <text:span text:style-name="T4">unbedingt</text:span> Vorsicht geboten! </text:p>
      <text:p text:style-name="Text_20_body">Der Kopierfortschritt wird in der untersten Displayzeile durch "." (Leseoperation) und "o" (Schreiboperation) angezeigt. </text:p>
      <text:h text:style-name="P32" text:outline-level="3"><text:bookmark-start text:name="__RefHeading___Toc112_3013451842"/>KIL<text:bookmark-end text:name="__RefHeading___Toc112_3013451842"/></text:h>
      <text:p text:style-name="P27">Mit KIL kann gelöscht werden (KIL1). Sind Files markiert, so werden diese gelöscht. Dazu fragt DiskWorks den Benutzer noch ob das Löschen jedes Files einzeln bestätigt werden soll. 'J' sorgt daf<text:span text:style-name="T4">ü</text:span>r, dass für jede markierte Datei eine Sicherheitsabfrage erfolgt. 'N' löscht sofort. MODE bricht ab. </text:p>
      <text:p text:style-name="Text_20_body">Ist keine Datei markiert, so kann auch mit Wildcards gelöscht werden. Zum Beispiel '*.*' löscht alle Files auf dem Quelllaufwerk <text:span text:style-name="T4">u</text:span>nd das unabhängig von der eingestellten File-<text:span text:style-name="T18">M</text:span>aske! </text:p>
      <text:p text:style-name="Text_20_body">Auch hier gilt: aufgepa<text:span text:style-name="T4">ss</text:span>t! Gelöschtes ist unwiederbringlich weg! </text:p>
      <text:h text:style-name="Heading_20_3" text:outline-level="3"><text:bookmark-start text:name="__RefHeading___Toc114_3013451842"/>MSK<text:bookmark-end text:name="__RefHeading___Toc114_3013451842"/></text:h>
      <text:p text:style-name="P27"><text:span text:style-name="T18">L</text:span>egt die File-<text:span text:style-name="T18">M</text:span>aske fest (MaSKe). Um z. B. alle Basic-Files anzuzeigen, kann nach Betätigen von 'S' bzw. F4 '*.BAS' eingegeben werden. Anschließend werden nur noch Files mit der Endung *.BAS im Display angezeigt. Um eine bestehende Maske zu löschen, muss lediglich die ENTER-Taste betätigt werden. MODE bricht ab und verändert nichts. </text:p>
      <text:h text:style-name="Heading_20_3" text:outline-level="3"><text:bookmark-start text:name="__RefHeading___Toc128_3013451842"/>S2<text:bookmark-end text:name="__RefHeading___Toc128_3013451842"/></text:h>
      <text:p text:style-name="P27"><text:span text:style-name="T17">S2 </text:span>zeigt das aktuell gewählte Quell<text:span text:style-name="T7">l</text:span>a<text:span text:style-name="T7">u</text:span>fwerk an. Durch '%' bzw. F5 kann das Laufwerk gewechselt werden. Die Auswahl geschieht wieder über Funktionstasten F2 bis F6. <text:soft-page-break/>F2=COM:, F3=X:, F4=Y:, F5=S1:, F6=S2:. MODE bricht ab und ändert nichts. Mit COM ist das durch SETDEV gewählte serielle Port des PC-1600 gemeint. Die in BASIC eingestellten Übertragungsparameter werden ebenso übernommen. </text:p>
      <text:h text:style-name="P33" text:outline-level="3"><text:bookmark-start text:name="__RefHeading___Toc130_3013451842"/>COM<text:bookmark-end text:name="__RefHeading___Toc130_3013451842"/></text:h>
      <text:p text:style-name="P27">zeigt das aktuell gewählte Ziellaufwerk an. Durch '&amp;' bzw. F6 kann es gewechselt werden. Siehe S2: bzw. Quelllaufwerk.</text:p>
      <text:h text:style-name="Heading_20_2" text:outline-level="2"><text:bookmark-start text:name="__RefHeading___Toc76_3013451842"/>Zweite Menuebene: <text:bookmark-end text:name="__RefHeading___Toc76_3013451842"/></text:h>
      <text:h text:style-name="Heading_20_3" text:outline-level="3"><text:bookmark-start text:name="__RefHeading___Toc116_3013451842"/>NAM<text:bookmark-end text:name="__RefHeading___Toc116_3013451842"/></text:h>
      <text:p text:style-name="P27"><text:span text:style-name="T17">NAM </text:span>dient zum Umbenennen von Dateien. Es werden entweder einzeln alle markierten Files angezeigt und nach dem neuen Namen gefragt oder (wenn kein File markiert ist) ein reNAMe mit Wildcards erfragt. NAME "*.BAK" AS "*.OLD" benennt alle Files mit der Endung 'BAK' in Files mit der Endung 'OLD'. MODE bricht auf jeder Ebene des Befehls ab. </text:p>
      <text:h text:style-name="Heading_20_3" text:outline-level="3"><text:bookmark-start text:name="__RefHeading___Toc118_3013451842"/>PRO<text:bookmark-end text:name="__RefHeading___Toc118_3013451842"/></text:h>
      <text:p text:style-name="P27">Schützen von Dateien. Ist eine Datei mit einem Schreibschutz versehen (bei DW durch ein '!' hinter dem Dateinamen angezeigt), dann kann sie nicht gelöscht oder überschrieben werden (von den Betriebssystem- oder DW-Funktionen). </text:p>
      <text:p text:style-name="Text_20_body">Mit PRO kann nun der Schutz der aktuellen Datei im Display (oberste Zeile) ein- bzw. ausgeschaltet werden. </text:p>
      <text:h text:style-name="P32" text:outline-level="3"><text:bookmark-start text:name="__RefHeading___Toc120_3013451842"/>HEX<text:bookmark-end text:name="__RefHeading___Toc120_3013451842"/></text:h>
      <text:p text:style-name="P27">Ansehen von Files im Hex-Modus (inkl. ASCII). Dies kann eine sehr nützliche Funktion sein Man kann 'mal eben kurz' in beliebige Files 'hineinsehen'. Sie werden im HexModus angezeigt. Hinter den Hexziffern erscheint im Display das entsprechende ASCII-Zeichen. </text:p>
      <text:p text:style-name="Text_20_body">Ist das Display voll, hält DW an. Mit einer beliebigen Taste wird die nächste Zeile angezeigt (alle anderen werden eine Zeile hoch geschoben). </text:p>
      <text:p text:style-name="Text_20_body">MODE dient auch hier wieder zum Beenden der Fileanzeige. </text:p>
      <text:h text:style-name="Heading_20_3" text:outline-level="3"><text:bookmark-start text:name="__RefHeading___Toc122_3013451842"/>COM<text:bookmark-end text:name="__RefHeading___Toc122_3013451842"/></text:h>
      <text:p text:style-name="P27">stellt die Kommunikationsparameter für die serielle Schnittstelle ein. Die Standardeinstellung nach dem Start von DiskWorks entspricht den BASIC-Befehlen: </text:p>
      <text:p text:style-name="P18">SETDEV "COM1:" und </text:p>
      <text:p text:style-name="P19">SETCOM"COM1:",9600,8,N,1,X,N </text:p>
      <text:p text:style-name="Text_20_body">in Folge. </text:p>
      <text:p text:style-name="Text_20_body">Nun kann die Setcom-Einstellung mit den Funktionstastenmenüs in dieser Funktion beliebig geändert werden. </text:p>
      <text:h text:style-name="Heading_20_3" text:outline-level="3"><text:bookmark-start text:name="__RefHeading___Toc124_3013451842"/><text:soft-page-break/>INI<text:bookmark-end text:name="__RefHeading___Toc124_3013451842"/></text:h>
      <text:p text:style-name="P27">mit dieser Funktion wird eine Diskette im Laufwerk X: formatiert (INIt-Befehl von BASIC). DW fragt zunächst, ob eine Diskette in X eingelegt wurde. Wenn <text:span text:style-name="T7">mit</text:span> 'J' geantwortet wird, dann wird die in X: einliegende Diskette gnadenlos formatiert (initialisiert). Also Vorsicht, alle Daten sind damit von der Diskette gelöscht </text:p>
      <text:h text:style-name="Heading_20_3" text:outline-level="3"><text:bookmark-start text:name="__RefHeading___Toc126_3013451842"/>DCP<text:bookmark-end text:name="__RefHeading___Toc126_3013451842"/></text:h>
      <text:p text:style-name="P27">kopiert ganze Disketten von Laufwerk X: nach Laufwerk X: (DiskCoPy). Dazu beachte die eingangs gemachten Anmerkungen über die benötigten Hardware-Konfigurationen. </text:p>
      <text:p text:style-name="Text_20_body">DW fragt nach dem Start der Funktion nach der S<text:span text:style-name="T18">ource</text:span>-Disk (Quelldiskette), liest einen Teil der Diskette in den Speicher und fragt anschließend nach der T<text:span text:style-name="T18">arget</text:span>-Disk (Zieldiskette). Und dies so oft, bis die gesamte Diskette kopiert wurde (5 mal). </text:p>
      <text:h text:style-name="Heading_20_1" text:outline-level="1"><text:bookmark-start text:name="__RefHeading___Toc78_3013451842"/>Konf<text:span text:style-name="T7">i</text:span>gurationsdate<text:span text:style-name="T7">i</text:span> <text:span text:style-name="T7">(</text:span>DW.CFG, <text:span text:style-name="T7">DWMac)</text:span><text:bookmark-end text:name="__RefHeading___Toc78_3013451842"/></text:h>
      <text:h text:style-name="Heading_20_2" text:outline-level="2"><text:bookmark-start text:name="__RefHeading___Toc80_3013451842"/>Überblick<text:bookmark-end text:name="__RefHeading___Toc80_3013451842"/></text:h>
      <text:p text:style-name="Text_20_body">Wie eingangs erw<text:span text:style-name="T7">ä</text:span>hnt, ist zum Betrieb von DW eine Datei namens DW.CFG notwendig. Diese Datei wird von einem beliebigen Texteditor (z. B. BASIC mit LOAD*, SAVE$ oder Text+) erstellt. Sie enth<text:span text:style-name="T7">äl</text:span>t vom Benutzer selbst zu konfigu<text:span text:style-name="T7">ri</text:span>erende Kommandos bzw. Kommandofolgen (Makros, daher auch der Name DWMac)., die dann von DW aufgerufen werden konnen. </text:p>
      <text:p text:style-name="Text_20_body">Die Datei mu<text:span text:style-name="T7">ss</text:span> als erstes und letztes Zeichen ein H<text:span text:style-name="T7">ü</text:span>tchen (" ^ " = Shift + SPACE) enthalten. Anderenfalls kann DW abstürzen. </text:p>
      <text:p text:style-name="Text_20_body">Und in der mit diesem Handbuch vorliegenden Version 2.0 von DiskWorks gibt es noch eine Besonderheit bei diesen Makros. Zunächst einmal e<text:span text:style-name="T7">in</text:span>e schlechte Nachricht: zur Ausführung eines Makros wird nicht mehr automatisch DW verlassen. Und jetzt viele gute: man kann jetzt Makros sowohl in gewohnter Form (mit einer kleinen Anderung) als auch innerhalb von DiskWorks anwenden. Z. B. Markie<text:span text:style-name="T7">re</text:span>n aller *.BAK und automatisches Löschen. Derer Anwendungen gibt es viele. Aber da ist dem Anwender keine Grenze gesetzt und seine Phantasie gefordert. </text:p>
      <text:h text:style-name="Heading_20_2" text:outline-level="2"><text:bookmark-start text:name="__RefHeading___Toc82_3013451842"/>„Macro-Sprache“ DWMac<text:bookmark-end text:name="__RefHeading___Toc82_3013451842"/></text:h>
      <text:p text:style-name="Text_20_body">Jetzt aber nähere Info<text:span text:style-name="T7">rm</text:span>ationen zu der Erweiterung der Sprache 'DWMac'. </text:p>
      <text:p text:style-name="Text_20_body">Ein wenig Übertreibung ist immer ganz nett. Also nehmt das mit der Makrosprache nicht so ernst. Es handelt sich nämlich nicht um eine ausgezeichnete Programmiersprache, sondern vielmehr um das Aufschreiben von Tastenfolgen, die DW dann wieder abspielen kann. </text:p>
      <text:p text:style-name="Text_20_body"><text:soft-page-break/>Das nennt sich dann ein Makro starten'. Makros können sowohl innerhalb als auch außerhalb von DW ausgeführt werden. Es wird ja eigentlich 'nur' der KEYBUFF$ des Betriebssystems verwendet. </text:p>
      <text:p text:style-name="Text_20_body">Wichtig ist nur, dass man nicht verseh<text:span text:style-name="T8">en</text:span>tlich ein Makro, dass für das 'Außerhalb' bestimmt war, innerhalb von DiskWorks ausführt. Das führt dann nämlich mit Sicherheit zum Absturz des Rechners. </text:p>
      <text:h text:style-name="Heading_20_2" text:outline-level="2"><text:bookmark-start text:name="__RefHeading___Toc84_3013451842"/>Aufbau der Datei DW.CFG<text:bookmark-end text:name="__RefHeading___Toc84_3013451842"/></text:h>
      <text:p text:style-name="Text_20_body">Ein Makro hat im Prinzip einen recht einfachen Aufbau. Es f<text:span text:style-name="T8">ä</text:span>ngt mit der Taste an, die nach dem Betätigen dazu führen soll, dass das Makro gestartet wird. Dann folgt ein Space und dann fängt die Befehlsfolge an, die ausgeführt werden. </text:p>
      <text:p text:style-name="Text_20_body">Also: </text:p>
      <text:p text:style-name="Text_20_body">&lt;Taste&gt;&lt;SPACE&gt;&lt;Befehlsfolge&gt; </text:p>
      <text:p text:style-name="Text_20_body">Die &lt;Taste&gt; mu<text:span text:style-name="T8">ss</text:span> eine Taste sein, die man über die Tastatur erreichen kann also die Menge [A..Z,a..z,0..9,!,",#,$,%,&amp;,?,:,',{,},[,],(,),|,_,@,;„,]. Jeder sollte damit mal experimentieren. Aber in etwa mü<text:span text:style-name="T8">ss</text:span>ten das alle Zeichen sein. </text:p>
      <text:p text:style-name="Text_20_body">&lt;SPACE&gt; mu<text:span text:style-name="T8">ss</text:span> auch nicht weiter erklärt werden, ist aber in jedem Fall notwen<text:span text:style-name="T8">d</text:span>ig. </text:p>
      <text:p text:style-name="Text_20_body">Und jetzt zur &lt;Befehl<text:span text:style-name="T8">s</text:span>folge&gt; Da kann zunächst auch mal jedes Zeichen drinstehen, was über die Tastatur erreichbar ist. Z.B. die Folge &lt;LOAD"S2:DW"&gt;. Tja, und da h<text:span text:style-name="T8">ä</text:span>tten wird dann auch gleich ein <text:span text:style-name="T8">k</text:span>leines Problem aufgedeckt (denkst Du), denn wie mache ich dem Rechner klar, dass ich hinter dem Load.. auch noch ein ENTER gedrüc<text:span text:style-name="T8">k</text:span>t haben möchte? Kein Problem. Es gibt sogar zwei Lösungen dieses Problems. Die erste ist das Zeichen "~" (die Tilde). Anstelle der Tilde wird vom Makro-Interpreter (hört sich auch gut an, nicht wa<text:span text:style-name="T19">h</text:span>r?) ein ENTER bei der Ausführung der Makros eingesetzt. </text:p>
      <text:h text:style-name="Heading_20_2" text:outline-level="2"><text:bookmark-start text:name="__RefHeading___Toc86_3013451842"/>Besonderheiten<text:bookmark-end text:name="__RefHeading___Toc86_3013451842"/></text:h>
      <text:p text:style-name="Text_20_body">Jetzt soll es aber schon mal vorgekommen sein, dass man nicht nur ein ENTER, sondern z.B. den Code der OFF-Taste in einem Makro haben möchte. Oder gar den Code der CTRL-Taste. </text:p>
      <text:p text:style-name="Text_20_body">Oder der SML-Taste... </text:p>
      <text:p text:style-name="Text_20_body">Tja, auch da gibt's eine Lösung. Tastencodes jeder Art kann man in DW.CFG als folgende Zeichenfolge schreiben: </text:p>
      <text:p text:style-name="Text_20_body">\&lt;ASCII-CODE\ </text:p>
      <text:p text:style-name="Text_20_body">Also den Code in zwei nach hinten gekippte Schrägstriche eingefasst, z.B. \15\ Das bedeutet die OFF-Taste, da der ASCII-Code der OFF-Taste 15 ist. </text:p>
      <text:p text:style-name="Text_20_body">Es gibt noch eine kleine aber nichtsdestotrotz feine Besonderheit. Mit der Zeichenfolge \@ kann an der Stelle im Makro der Dateiname der obersten Displayzeile eingefügt werden. Also praktisch wie eine Variable, die je nach Situation einen andern Wert hat. </text:p>
      <text:p text:style-name="P6"/>
      <text:p text:style-name="P13">Damit ihr nicht alle Codes erst noch herausfinden müsst, gibt's eine Tabelle mit den besonderen Codes. Ihr könnt auf diese Weise auch die normalen ASCII-Zeichen in den Makros abbilden. Aber es ist schließlich einfacher "LOAD" zu schreiben, als<text:line-break/>\76\\79\\65\\68\ </text:p>
      <table:table table:name="Tabelle1" table:style-name="Tabelle1">
        <table:table-column table:style-name="Tabelle1.A"/>
        <table:table-column table:style-name="Tabelle1.B"/>
        <table:table-row>
          <table:table-cell table:style-name="Tabelle1.A1" office:value-type="string">
            <text:p text:style-name="P9">Taste</text:p>
          </table:table-cell>
          <table:table-cell table:style-name="Tabelle1.A1" office:value-type="string">
            <text:p text:style-name="P9">Code</text:p>
          </table:table-cell>
        </table:table-row>
        <table:table-row>
          <table:table-cell table:style-name="Tabelle1.A1" office:value-type="string">
            <text:p text:style-name="P8">F1</text:p>
          </table:table-cell>
          <table:table-cell table:style-name="Tabelle1.A1" office:value-type="string">
            <text:p text:style-name="P8">17</text:p>
          </table:table-cell>
        </table:table-row>
        <table:table-row>
          <table:table-cell table:style-name="Tabelle1.A1" office:value-type="string">
            <text:p text:style-name="P8">F2</text:p>
          </table:table-cell>
          <table:table-cell table:style-name="Tabelle1.A1" office:value-type="string">
            <text:p text:style-name="P8">18</text:p>
          </table:table-cell>
        </table:table-row>
        <table:table-row>
          <table:table-cell table:style-name="Tabelle1.A1" office:value-type="string">
            <text:p text:style-name="P8">F3</text:p>
          </table:table-cell>
          <table:table-cell table:style-name="Tabelle1.A1" office:value-type="string">
            <text:p text:style-name="P8">19</text:p>
          </table:table-cell>
        </table:table-row>
        <table:table-row>
          <table:table-cell table:style-name="Tabelle1.A1" office:value-type="string">
            <text:p text:style-name="P8">F4</text:p>
          </table:table-cell>
          <table:table-cell table:style-name="Tabelle1.A1" office:value-type="string">
            <text:p text:style-name="P8">20</text:p>
          </table:table-cell>
        </table:table-row>
        <table:table-row>
          <table:table-cell table:style-name="Tabelle1.A1" office:value-type="string">
            <text:p text:style-name="P8">F5</text:p>
          </table:table-cell>
          <table:table-cell table:style-name="Tabelle1.A1" office:value-type="string">
            <text:p text:style-name="P8">21</text:p>
          </table:table-cell>
        </table:table-row>
        <table:table-row>
          <table:table-cell table:style-name="Tabelle1.A1" office:value-type="string">
            <text:p text:style-name="P7">F6</text:p>
          </table:table-cell>
          <table:table-cell table:style-name="Tabelle1.A1" office:value-type="string">
            <text:p text:style-name="P7">22</text:p>
          </table:table-cell>
        </table:table-row>
        <table:table-row>
          <table:table-cell table:style-name="Tabelle1.A1" office:value-type="string">
            <text:p text:style-name="P7">DEF</text:p>
          </table:table-cell>
          <table:table-cell table:style-name="Tabelle1.A1" office:value-type="string">
            <text:p text:style-name="P7">27</text:p>
          </table:table-cell>
        </table:table-row>
        <table:table-row>
          <table:table-cell table:style-name="Tabelle1.A1" office:value-type="string">
            <text:p text:style-name="P7">KBII</text:p>
          </table:table-cell>
          <table:table-cell table:style-name="Tabelle1.A1" office:value-type="string">
            <text:p text:style-name="P7">4</text:p>
          </table:table-cell>
        </table:table-row>
        <table:table-row>
          <table:table-cell table:style-name="Tabelle1.A1" office:value-type="string">
            <text:p text:style-name="P7">CTRL</text:p>
          </table:table-cell>
          <table:table-cell table:style-name="Tabelle1.A1" office:value-type="string">
            <text:p text:style-name="P7">3</text:p>
          </table:table-cell>
        </table:table-row>
        <table:table-row>
          <table:table-cell table:style-name="Tabelle1.A1" office:value-type="string">
            <text:p text:style-name="P7">SHIFT</text:p>
          </table:table-cell>
          <table:table-cell table:style-name="Tabelle1.A1" office:value-type="string">
            <text:p text:style-name="P7">1</text:p>
          </table:table-cell>
        </table:table-row>
        <table:table-row>
          <table:table-cell table:style-name="Tabelle1.A1" office:value-type="string">
            <text:p text:style-name="P7">SML</text:p>
          </table:table-cell>
          <table:table-cell table:style-name="Tabelle1.A1" office:value-type="string">
            <text:p text:style-name="P7">2</text:p>
          </table:table-cell>
        </table:table-row>
        <table:table-row>
          <table:table-cell table:style-name="Tabelle1.A1" office:value-type="string">
            <text:p text:style-name="P7">DoppelPfeil</text:p>
          </table:table-cell>
          <table:table-cell table:style-name="Tabelle1.A1" office:value-type="string">
            <text:p text:style-name="P7">9</text:p>
          </table:table-cell>
        </table:table-row>
        <table:table-row>
          <table:table-cell table:style-name="Tabelle1.A1" office:value-type="string">
            <text:p text:style-name="P7">RCL</text:p>
          </table:table-cell>
          <table:table-cell table:style-name="Tabelle1.A1" office:value-type="string">
            <text:p text:style-name="P7">25</text:p>
          </table:table-cell>
        </table:table-row>
        <table:table-row>
          <table:table-cell table:style-name="Tabelle1.A1" office:value-type="string">
            <text:p text:style-name="P7">DOWN</text:p>
          </table:table-cell>
          <table:table-cell table:style-name="Tabelle1.A1" office:value-type="string">
            <text:p text:style-name="P7">10</text:p>
          </table:table-cell>
        </table:table-row>
        <table:table-row>
          <table:table-cell table:style-name="Tabelle1.A1" office:value-type="string">
            <text:p text:style-name="P7">UP</text:p>
          </table:table-cell>
          <table:table-cell table:style-name="Tabelle1.A1" office:value-type="string">
            <text:p text:style-name="P7">11</text:p>
          </table:table-cell>
        </table:table-row>
        <table:table-row>
          <table:table-cell table:style-name="Tabelle1.A1" office:value-type="string">
            <text:p text:style-name="P7">BS</text:p>
          </table:table-cell>
          <table:table-cell table:style-name="Tabelle1.A1" office:value-type="string">
            <text:p text:style-name="P7">5</text:p>
          </table:table-cell>
        </table:table-row>
        <table:table-row>
          <table:table-cell table:style-name="Tabelle1.A1" office:value-type="string">
            <text:p text:style-name="P7">OFF</text:p>
          </table:table-cell>
          <table:table-cell table:style-name="Tabelle1.A1" office:value-type="string">
            <text:p text:style-name="P7">15</text:p>
          </table:table-cell>
        </table:table-row>
        <table:table-row>
          <table:table-cell table:style-name="Tabelle1.A1" office:value-type="string">
            <text:p text:style-name="P7">CL</text:p>
          </table:table-cell>
          <table:table-cell table:style-name="Tabelle1.A1" office:value-type="string">
            <text:p text:style-name="P7">24</text:p>
          </table:table-cell>
        </table:table-row>
        <table:table-row>
          <table:table-cell table:style-name="Tabelle1.A1" office:value-type="string">
            <text:p text:style-name="P7">MODE</text:p>
          </table:table-cell>
          <table:table-cell table:style-name="Tabelle1.A1" office:value-type="string">
            <text:p text:style-name="P7">31</text:p>
          </table:table-cell>
        </table:table-row>
        <table:table-row>
          <table:table-cell table:style-name="Tabelle1.A1" office:value-type="string">
            <text:p text:style-name="P7">Left</text:p>
          </table:table-cell>
          <table:table-cell table:style-name="Tabelle1.A1" office:value-type="string">
            <text:p text:style-name="P7">8</text:p>
          </table:table-cell>
        </table:table-row>
        <table:table-row>
          <table:table-cell table:style-name="Tabelle1.A1" office:value-type="string">
            <text:p text:style-name="P7">Right</text:p>
          </table:table-cell>
          <table:table-cell table:style-name="Tabelle1.A1" office:value-type="string">
            <text:p text:style-name="P7">12</text:p>
          </table:table-cell>
        </table:table-row>
        <table:table-row>
          <table:table-cell table:style-name="Tabelle1.A1" office:value-type="string">
            <text:p text:style-name="P7">\</text:p>
          </table:table-cell>
          <table:table-cell table:style-name="Tabelle1.A1" office:value-type="string">
            <text:p text:style-name="P7">92 oder \\</text:p>
          </table:table-cell>
        </table:table-row>
        <table:table-row>
          <table:table-cell table:style-name="Tabelle1.A1" office:value-type="string">
            <text:p text:style-name="P7">@</text:p>
          </table:table-cell>
          <table:table-cell table:style-name="Tabelle1.A1" office:value-type="string">
            <text:p text:style-name="P7">64</text:p>
          </table:table-cell>
        </table:table-row>
        <table:table-row>
          <table:table-cell table:style-name="Tabelle1.A1" office:value-type="string">
            <text:p text:style-name="P7">~</text:p>
          </table:table-cell>
          <table:table-cell table:style-name="Tabelle1.A1" office:value-type="string">
            <text:p text:style-name="P7">126</text:p>
          </table:table-cell>
        </table:table-row>
      </table:table>
      <text:p text:style-name="Text_20_body"/>
      <text:p text:style-name="Text_20_body">Und jetzt noch mal auf das 'Innerhalb' und 'Außerhalb'. In der Version 1.2 von DW wurde für ein Makro automatisch DW verlassen und somit automatisch auf den Basic-Interpreter 'losgelassen'. Das geschieht jetzt nicht mehr <text:span text:style-name="T9">automatisch</text:span>, sondern man muss das Verlassen von DW einfach mit der MODE-Taste erzeugen. Aber wie die MODE Taste erzeugen? Na klar, gerade erst gelernt: <text:span text:style-name="T9">e</text:span>infach \31\ als erstes Zeichen der Befehlsfolge und schon geht's in Richtung Basic-Interpreter. </text:p>
      <text:h text:style-name="Heading_20_2" text:outline-level="2"><text:bookmark-start text:name="__RefHeading___Toc88_3013451842"/>Achtung!<text:bookmark-end text:name="__RefHeading___Toc88_3013451842"/></text:h>
      <text:p text:style-name="Text_20_body">Damit wird auch klar, warum man darauf achten muss, kein 'außerhalb' Makro 'innerhalb' abzuspielen. Angenommen wird hätten folgendes vor: Laden des Programms Text+ aus DW heraus per Makro. Text+ liegt auf S2: und heißt TXT. </text:p>
      <text:p text:style-name="Text_20_body">Also würde die Befehlsfolge im Basic-Interpreter lauten 'BLOAD"S2:TXT&lt;ENTER&gt;'. In DW.CFG müsste aber folgendes vermerkt sein (wir nehmen mal an, da<text:span text:style-name="T10">ss</text:span> wir die Taste "T" belegen wollen): </text:p>
      <text:p text:style-name="Text_20_body"><text:soft-page-break/><text:tab/><text:tab/><text:tab/><text:tab/><text:span text:style-name="T12">T \31\BLOAD"S2:TXT~</text:span><text:span text:style-name="T11"> </text:span></text:p>
      <text:p text:style-name="Text_20_body">Also vorangestellt der Code Gur die Mode-Taste, dann das &lt;SPACE&gt; und abschließend der Code für die ENTER Taste. </text:p>
      <text:p text:style-name="Text_20_body">Sollte das \31\ vergessen werden, so führt DW das Makro 'Innerhalb' aus und bis zum ersten "T" von TXT passiert nichts Schlimmes. </text:p>
      <text:p text:style-name="Text_20_body">Aber bei dem T 'denkt' DW, es soll das Makro der Taste "T" ausführen... Das führt also dazu, dass immer wieder das Makro ausgeführt wird. Unter Umständen kann man das dann nicht mehr abbrechen. Da hilft dann nur noch der Reset-Schalter. Sollte der Fehler doch mal passieren, dann versucht in jedem Fall erst einmal die BRK-Taste. Vielleicht kann doch damit das Endlosmakro unterbrochen werden. </text:p>
      <text:p text:style-name="Text_20_body">Sofort nach Drücken der definierten Taste wird der jeweilige Befehl (oder die Befehlsfolge) ausge<text:span text:style-name="T10">f</text:span>ührt. Es erfolgen keine Sicherheitsabfragen, wie beim Starten von Programmen über Enter. </text:p>
      <text:p text:style-name="Text_20_body">Die Datei DW.CFG darf allerdings niemals länger als 1024 Byte sein! Anderenfalls stürzt DW scho<text:span text:style-name="T19">n</text:span> beim Start ab! Also passt auf. Das tut DW an der Stelle nämlich nicht. </text:p>
      <text:h text:style-name="Heading_20_2" text:outline-level="2"><text:bookmark-start text:name="__RefHeading___Toc90_3013451842"/>Mein Beispiel<text:bookmark-end text:name="__RefHeading___Toc90_3013451842"/></text:h>
      <text:p text:style-name="Text_20_body">Im folgenden noch eine kurze Beschreibung meiner aktuellen DW.CFG Datei. Vorab noch einmal: das erste und le<text:span text:style-name="T10">t</text:span>zte Zeichen m<text:span text:style-name="T10">ü</text:span>ssen ein Hütchen ^ sein! ! Das erste Hütchen muss mit in der ersten Zeile stehen, das letzte Hütchen muss unbedingt in einer eigenen Zeile stehen! </text:p>
      <text:p text:style-name="P14">^C \31\BLOAD"<text:span text:style-name="T10">S</text:span>2:TXT<text:span text:style-name="T10">~</text:span>LS2:DW.CFG~E </text:p>
      <text:p text:style-name="P15">T \31\BLOAD"S2:TXT~ </text:p>
      <text:p text:style-name="P20">X \31\BLOAD"S2:DEB~ </text:p>
      <text:p text:style-name="P20">F \31\LOAD"<text:span text:style-name="T17">S</text:span>2:FINANZ",R~ </text:p>
      <text:p text:style-name="P15">D \31\BLOADnS2:DB~ </text:p>
      <text:p text:style-name="P15">! \31\BLOAD"S2:FKEY,#0,&amp;C008~BLOAD"S2:DW~ </text:p>
      <text:p text:style-name="P15">U \31\BLOAD"S2:CLOCK~BLOAD"S2:DW~ </text:p>
      <text:p text:style-name="P15">K \31\BLOAD"S2:TK~ </text:p>
      <text:p text:style-name="P15">O \15\ </text:p>
      <text:p text:style-name="P15">M \9\\25\ </text:p>
      <text:p text:style-name="P15">B M\18\ </text:p>
      <text:p text:style-name="P16">A \31\LOAD"S2:DWASM~ </text:p>
      <text:p text:style-name="P15">E \31\BLOAD"S2:TXT~L\@~E </text:p>
      <text:p text:style-name="P16">Q \31\LOAD S2: ST. BAS",R~ </text:p>
      <text:p text:style-name="P17">^ </text:p>
      <text:h text:style-name="Heading_20_2" text:outline-level="2"><text:bookmark-start text:name="__RefHeading___Toc92_3013451842"/>Erste Zeile<text:bookmark-end text:name="__RefHeading___Toc92_3013451842"/></text:h>
      <text:p text:style-name="Text_20_body">Die erste Zeile ist also schon mal ganz schön kompliziert. Das erste Zeichen ist das Hütchen, hat also mit dem eigentlichen Makro nichts zu tun. Dann folgt das 'C'. Das Makro <text:soft-page-break/>wird also auf die Taste C gelegt. Das folgende Leerzeichen mu<text:span text:style-name="T10">ss</text:span> die Tastendefinition von dem eigentlichen Makro trennen. Nun fängt erst das Makro an. \31\ ist der Tastencode für die MODE-Taste, veranlasst also den Makro-Interpreter DW zu verlassen (man kann auch sagen: es wird für den Benutzer die Mode-Taste gedrückt). BLOAD "S2:TXT~ lädt das Programm Text+ (heißt bei mir TXT und liegt auf S2:). Die Tilde ~ ersetzt die Enter Taste. Dann ist aber noch nicht das Ende erreicht. Jetzt wird für den Benutzer die Taste L gedrückt und der Dateiname S2:DW.CFG mit Enter ~ eingegeben. Nachdem jetzt die Datei geladen wurde kommt das letzte, was das Makro noch macht. Es startet mit E den Edit-Modus von Text+. Zusammengefasst lädt das Makro also den Texteditor und die Datei DW.CFG zur Bearbeitung. Und das, ganze aus DW heraus mit einem Tastendruck. Das erste Beispiel zeigt also schon eine ganze Menge der „Makro-Sprache“ DWMac. </text:p>
      <text:h text:style-name="Heading_20_2" text:outline-level="2"><text:bookmark-start text:name="__RefHeading___Toc94_3013451842"/>Ausrufezeichen!<text:bookmark-end text:name="__RefHeading___Toc94_3013451842"/></text:h>
      <text:p text:style-name="Text_20_body">Nun betrachten wir das Makro, das mit dem Ausrufezeichen ! beginnt (der Taste ! zugeordnet ist). Das ist auch eine feine kleine Sache, auf die der auf<text:span text:style-name="T13">m</text:span>erksame Leser bestimmt schon gekommen ist. Erst lädt das Makro eine Funktionstastendefinition (BLOAD"S2:FKEY) an die Stelle #<text:span text:style-name="T13">0</text:span>,&amp;C008 und startet anschließend wieder das Programm DW, also DiskWorks. </text:p>
      <text:h text:style-name="Heading_20_2" text:outline-level="2"><text:bookmark-start text:name="__RefHeading___Toc96_3013451842"/>U wie Umweg<text:bookmark-end text:name="__RefHeading___Toc96_3013451842"/></text:h>
      <text:p text:style-name="Text_20_body">Das gleiche Prinzip wird in dem Makro U verwendet. Nur wird dort die Hintergrunduhr geladen (aktivierbar mit Shift-Tasten, bleibt dann im Hintergrund und wartet auf Aktivierung). Anschließend wird ebenfalls wieder DiskWorks gestartet. <text:span text:style-name="T14">Also zurück zur „universellen Benutzeroberfläche“.</text:span></text:p>
      <text:h text:style-name="Heading_20_2" text:outline-level="2"><text:bookmark-start text:name="__RefHeading___Toc98_3013451842"/>Off<text:bookmark-end text:name="__RefHeading___Toc98_3013451842"/></text:h>
      <text:p text:style-name="P26">Ein besonders kurzes Makro ist der Taste O zugeordnet. Die einzige Aktion ist das Betätigen der Taste mit dem Tastencode 15. Das ist nichts anderes als die OFF-Taste. Also schaltet O den Rechner aus (Off).</text:p>
      <text:h text:style-name="Heading_20_2" text:outline-level="2"><text:bookmark-start text:name="__RefHeading___Toc100_3013451842"/>„Parameterübergabe“<text:bookmark-end text:name="__RefHeading___Toc100_3013451842"/></text:h>
      <text:p text:style-name="Text_20_body">Nach dem besonders kurzen Makro O nun mal ein ganz besonders vielseitiges Makro, was auf den ersten Blick gar nicht besonders aussieht. Es f<text:span text:style-name="T20">ä</text:span>ngt mit E an, verlässt dann mit \31\ DW, startet S2:TXT~ und betätigt dort die Load-Funktion (L) und? Ja, was ist denn das? Da steht ja das Klammeräffchen @ nach dem Backslash \! Und was soll das? Ganz einfach E steht f<text:span text:style-name="T20">ü</text:span>r Edit (ist ja klar, es wird ja der Editor Text+ geladen) und soll eine Datei edieren. Aber welche Datei? Auch ganz einfach. Nämlich die aktuelle Datei, also die Datei die im Display an oberster Stelle steht. Ist doch klasse, oder? Ein universelles Makro zum <text:span text:style-name="T20">E</text:span>dieren beliebiger Dateien. Eins für alle! Hier liegt jetzt jedoch ein wenig Verantwortung beim Benutzer, denn es macht unter Umständen nicht viel Sinn, einen Debugger mit der <text:soft-page-break/>Textverarbeitung zu traktieren. DW's Makrointerpreter prüft an der Stelle nämlich kein bisschen! Wie soll er auch? </text:p>
      <text:h text:style-name="Heading_20_2" text:outline-level="2"><text:bookmark-start text:name="__RefHeading___Toc102_3013451842"/>Schlussbemerkung zu den DWMac<text:bookmark-end text:name="__RefHeading___Toc102_3013451842"/></text:h>
      <text:p text:style-name="Text_20_body">Bevor jetzt Fragen auftauchen sei an dieser Ste<text:span text:style-name="T14">ll</text:span>e noch ein<text:span text:style-name="T14">m</text:span>al darauf hingewiesen, dass die Makros nur dann ausgeführt bzw. gestartet werden können, wenn DiskWorks aktiv ist! Sobald DW verlassen wurde (au<text:span text:style-name="T14">ß</text:span>er über Makrobefehl \31\), kann kein Makro mehr ausgeführt werden. Das kann auch nicht wünschenswert sein, da ansonsten niemand mehr mit dem PC1600 arbeiten könnte, da beim Betätigen von zugewiesenen Tasten ständig ein Makro ausgeführt würde. Die Verfahrensweise nach dem Makrobefehl ist inzwischen klar. Wenn das Makro abgearbeitet wurde, das mit \31\ begann, ist's vorbei. </text:p>
      <text:p text:style-name="Text_20_body">Es sei denn, der letzte Makrobefehl hat wieder DW gestartet und man möchte ein weiteres Makro ausführen. Damit kann man dann auch Makros miteinander verknüpfen und ineinander verschachteln. Aber Vorsicht! </text:p>
      <text:p text:style-name="Text_20_body">Und noch ein Hinweis. Achtet darauf, dass Ihr Euch keine Endlosschleifen in die Makros einbaut. Es hilft dann unter Umständen nur noch ein Reset. Eine kleine Endlosschleife sei hier gezeigt: </text:p>
      <text:p text:style-name="Text_20_body">Q \31\BLOAD"S2:DW~Q </text:p>
      <text:p text:style-name="Text_20_body">Das Q ist die zugeordnete Makrotaste und nach dem Starten von DW (über das Makro) wird die Taste Q simuliert, also wieder DW verlassen und DW neu gestartet und dann wird wieder die Taste Q simuliert, mit der DW verlassen und wieder neu gestartet wird worauf wiede<text:span text:style-name="T14">r</text:span> die Taste Q simuliert wird.. Ihr seht also, eine einfache Endlosschleife, aber doch sehr effektvoll und unter Umständen verhängnisvoll. Achtet also darauf. </text:p>
      <text:p text:style-name="Text_20_body">Sollte euch der Fehler passieren, dass Ihr eine Makro-Taste doppelt oder gar dreifach vergebt, so hat das keinen negativen Seiteneffekt, außer dass die zweite und dritte Definition einfach überhaupt keine Beachtung finden wird Nachdem der Makrointerpreter das erste Makro mit der zugeordneten Taste gefunden hat, wird es auch schon ausgeführt, unabhängig davon, ob noch einmal ein Makro mit der gleichen Taste vorliegt. </text:p>
      <text:h text:style-name="Heading_20_1" text:outline-level="1"><text:bookmark-start text:name="__RefHeading___Toc104_3013451842"/>Fehlermeldungen: <text:bookmark-end text:name="__RefHeading___Toc104_3013451842"/></text:h>
      <text:p text:style-name="Text_20_body">Die Fehle<text:span text:style-name="T14">rm</text:span>eldungen entsprechen im allgemeinen den Fehlermeldungen des Basic-Interpreters (bei den File-Funktionen). Was genau stimmt, sind die Nummern der Fehlermeldungen. Somit können Erläuterungen zu den Fehlern in dem Originalhandbuch des Rechners nachgelesen werden. </text:p>
      <text:p text:style-name="Text_20_body">Die einzigen beiden 'Nichtübereinstimmungen' sind die Fehler 98 und 99, 'Ziel = Quelle' und 'sonstiger Fehler!'. Letz<text:span text:style-name="T14">t</text:span>er tritt dann ein, wenn die Fehlerursache nicht genau zu analysieren ist. Da ist dann die gute alte, graue Zellenansammlung gefragt, die sich im oberen Teil der Halsausbeulung befinden sollte. I<text:span text:style-name="T14">m</text:span> folgenden eine Auflistung aller angezeigten Fehlermeldungen. </text:p>
      <text:p text:style-name="P22"><text:soft-page-break/> 98 Ziel = 0uelle! </text:p>
      <text:p text:style-name="P21"> 99 sonstiger Fehler!" </text:p>
      <text:p text:style-name="P15"> 151 Datei gibt's schon </text:p>
      <text:p text:style-name="P15"> 152 Datei nicht gefunden! </text:p>
      <text:p text:style-name="P15"> 154 Datei bereits offen! </text:p>
      <text:p text:style-name="P15"> 155 Gerät nicht vorhanden </text:p>
      <text:p text:style-name="P15"> 157 Falscher Dateiname! </text:p>
      <text:p text:style-name="P15"> 159 Disk schreibgeschützt! </text:p>
      <text:p text:style-name="P15"> 160 Keine Diskette! </text:p>
      <text:p text:style-name="P15"> 161 Disk nicht formatiert! </text:p>
      <text:p text:style-name="P15"> 162 Schreib- Lesefehler! </text:p>
      <text:p text:style-name="P15"> 163 Falsche Disk (Wechsel)! </text:p>
      <text:p text:style-name="P15"> 164 Diskette voll! </text:p>
      <text:p text:style-name="P15"> 167 Fataler Fehler! </text:p>
      <text:p text:style-name="P17"> 168 Akkus leer! </text:p>
      <text:h text:style-name="Heading_20_1" text:outline-level="1"><text:bookmark-start text:name="__RefHeading___Toc106_3013451842"/><text:span text:style-name="T15">Abschlussbemerkungen zu DW und dem Universum</text:span> <text:bookmark-end text:name="__RefHeading___Toc106_3013451842"/></text:h>
      <text:p text:style-name="Text_20_body">Sollten Euch Fehler auffallen bitte ich um sofortige Meldung an mich. Nobody ist perfect (I'm Nobody). <text:span text:style-name="T15">Unter</text:span><text:span text:style-name="T16"> </text:span><text:a xlink:type="simple" xlink:href="mailto:crido@gmx.de" text:style-name="Internet_20_link" text:visited-style-name="Visited_20_Internet_20_Link">crido@gmx.de</text:a><text:span text:style-name="T15"> bin ich unter anderem erreichbar</text:span></text:p>
      <text:p text:style-name="Text_20_body">Zur Information: DiskWorks stammt aus einer Idee, die ich im Frühjahr 1992 hatte. Im Frühsommer habe ich dann mit der Realisierung begonnen (nach Basic-Studie). Auf dem 1992er Clubtreffen im Juli lag eine 'Dummy'-Version vor, die in etwa die Benutzeroberfläche andeutete. Damals waren Gernot und Harald Feuer und Flamme und ich f<text:span text:style-name="T15">ü</text:span>hlte mich animiert, das Programm weiterzuentwickeln </text:p>
      <text:p text:style-name="P28">Seit dem Spätsommer 1992 ist DW so weit, dass ich ständig damit arbeite (der eine oder andere hatte auch das Vergnügen, mit <text:span text:style-name="T20">F</text:span>ehler gespickten Vorabversionen arbeiten zu müssen, äh dürfen). Aber die Entwicklung der Version 1.0 ist erst mit dem Monat Januar 1993 abgeschlossen worden. Nun, im April gab's die Version 1.1 und Ende Mai bis Anfang Juni die Version 2.0. Und das Problem ist, dass ich schon wieder ein paar Ideen habe, was man noch in DiskWorks gebrauchen kann. </text:p>
      <text:p text:style-name="Text_20_body">Insgesamt steckt also zur Zeit ein gutes Jahr Entwicklungszeit in dem Programm (mit vielen Denkpausen und Anregungen durch Ge<text:span text:style-name="T3">rn</text:span>ot und Harald, Danke dafür). </text:p>
      <text:p text:style-name="Text_20_body">Tja, danke für die Aufmerksamkeit und viel Spaß <text:span text:style-name="T15">mit</text:span> DiskWorks 2.0! </text:p>
      <text:p text:style-name="Text_20_body"><text:span text:style-name="T20">XianBild</text:span> </text:p>
      <text:p text:style-name="Text_20_body">18. Juli 1993 <text:span text:style-name="T15">(im Original, heute ist der 1</text:span><text:span text:style-name="T20">8</text:span><text:span text:style-name="T15">.07.2024 und ich habe aktuell den PC-1600 reaktiviert und diese Anleitung überarbeitet.)</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Standard"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06pt solid #000000" fo:border-bottom="none">
        <style:tab-stops>
          <style:tab-stop style:position="17cm" style:type="right"/>
        </style:tab-stops>
      </style:paragraph-properties>
      <style:text-properties officeooo:rsid="000c3ca1" officeooo:paragraph-rsid="000c3ca1"/>
    </style:style>
    <style:style style:name="MT1" style:family="text">
      <style:text-properties officeooo:rsid="00176a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nwenderhandbuch DiskWork<text:span text:style-name="MT1">s</text:span> 2.0 (<text:span text:style-name="MT1">XianBild</text:span>)<text:tab/>Seite <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3T18:39:17.857000000</meta:creation-date>
    <dc:date>2024-07-18T22:22:53.580000000</dc:date>
    <meta:editing-duration>PT1H17M48S</meta:editing-duration>
    <meta:editing-cycles>7</meta:editing-cycles>
    <meta:generator>LibreOffice/24.2.3.2$Windows_x86 LibreOffice_project/433d9c2ded56988e8a90e6b2e771ee4e6a5ab2ba</meta:generator>
    <meta:document-statistic meta:table-count="1" meta:image-count="0" meta:object-count="0" meta:page-count="14" meta:paragraph-count="268" meta:word-count="4412" meta:character-count="29006" meta:non-whitespace-character-count="24683"/>
  </office:meta>
</office:document-meta>
</file>